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Text_20_body" style:list-style-name="L1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tarea está bastante bien. Aunque la calificación obtenida es buena, hay algunos aspectos a mejorar:</text:p>
      <text:list xml:id="list253425171926818472" text:style-name="L1">
        <text:list-item>
          <text:p text:style-name="P3">el documento pdf está incompleto. Faltan las capturas de pantalla de las dos páginas y los comentarios sobre las decisiones tomadas. </text:p>
        </text:list-item>
        <text:list-item>
          <text:p text:style-name="P3">el documento CSS está desordenado, apareciendo en varias partes media query para las diferentes resoluciones.</text:p>
        </text:list-item>
        <text:list-item>
          <text:p text:style-name="P1"> Los selectores deberían ser más específico. Por ejemplo;</text:p>
        </text:list-item>
      </text:list>
      <text:p text:style-name="Text_20_body">li {<text:line-break/>display: inline; /*Ponemos en línea la lista*/ <text:line-break/>margin-right: 30px; /*Separación entre las palabras de la lista */ <text:line-break/>} <text:line-break/>Al ponerlo así, se aplicaría a todas las listas de las páginas. Aunque ahora tengas una sola lista, puede que en el futuro añadas más listas y no quieras que todas cumplan con esas regla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1$Win32 OpenOffice.org_project/4111m1$Build-9808</meta:generator>
    <dc:date>2022-01-17T20:09:56.57</dc:date>
    <meta:document-statistic meta:table-count="0" meta:image-count="0" meta:object-count="0" meta:page-count="1" meta:paragraph-count="5" meta:word-count="118" meta:character-count="716"/>
    <meta:user-defined meta:name="Info 1"/>
    <meta:user-defined meta:name="Info 2"/>
    <meta:user-defined meta:name="Info 3"/>
    <meta:user-defined meta:name="Info 4"/>
  </office:meta>
</office:document-meta>
</file>